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veProcessorBeanFactoryInitializationAotProcessorTests.process( Class &lt; ? &gt; ... bean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mpleConstructorAnnotatedBean.SampleConstructorAnnotated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veProcessorBeanFactoryInitializationAotProcessorTests.shouldProcessAnnotation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ConstructorAnnotatedBean.SampleConstructorAnnotatedBean( Integer nameAs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veProcessorBeanFactoryInitializationAotProcessorTests.processorIs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veProcessorBeanFactoryInitializationAotProcessorTests.shouldProcessAllBea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TypeAnnotatedBean.notMana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